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96cm"/>
    </style:style>
    <style:style style:name="co3" style:family="table-column">
      <style:table-column-properties fo:break-before="auto" style:column-width="6.32cm"/>
    </style:style>
    <style:style style:name="co4" style:family="table-column">
      <style:table-column-properties fo:break-before="auto" style:column-width="6.556cm"/>
    </style:style>
    <style:style style:name="co5" style:family="table-column">
      <style:table-column-properties fo:break-before="auto" style:column-width="3.761cm"/>
    </style:style>
    <style:style style:name="co6" style:family="table-column">
      <style:table-column-properties fo:break-before="auto" style:column-width="4.313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SV_Armors" table:style-name="ta1">
        <table:table-column table:style-name="co1" table:number-columns-repeated="21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frontArmor</text:p>
          </table:table-cell>
          <table:table-cell office:value-type="string">
            <text:p>sideArmor</text:p>
          </table:table-cell>
          <table:table-cell office:value-type="string">
            <text:p>rearArmor</text:p>
          </table:table-cell>
          <table:table-cell office:value-type="string">
            <text:p>underArmor</text:p>
          </table:table-cell>
          <table:table-cell office:value-type="string">
            <text:p>meleeDodge.reactions</text:p>
          </table:table-cell>
          <table:table-cell office:value-type="string">
            <text:p>damageModifier-none</text:p>
          </table:table-cell>
          <table:table-cell office:value-type="string">
            <text:p>damageModifier-projectile</text:p>
          </table:table-cell>
          <table:table-cell office:value-type="string">
            <text:p>damageModifier-incendiary</text:p>
          </table:table-cell>
          <table:table-cell office:value-type="string">
            <text:p>damageModifier-highex</text:p>
          </table:table-cell>
          <table:table-cell office:value-type="string">
            <text:p>damageModifier-laser</text:p>
          </table:table-cell>
          <table:table-cell office:value-type="string">
            <text:p>damageModifier-plasma</text:p>
          </table:table-cell>
          <table:table-cell office:value-type="string">
            <text:p>damageModifier-stun</text:p>
          </table:table-cell>
          <table:table-cell office:value-type="string">
            <text:p>damageModifier-melee</text:p>
          </table:table-cell>
          <table:table-cell office:value-type="string">
            <text:p>damageModifier-acid</text:p>
          </table:table-cell>
          <table:table-cell office:value-type="string">
            <text:p>damageModifier-smoke</text:p>
          </table:table-cell>
          <table:table-cell office:value-type="string">
            <text:p>damageModifier-psionic</text:p>
          </table:table-cell>
          <table:table-cell office:value-type="string">
            <text:p>damageModifier-poison</text:p>
          </table:table-cell>
          <table:table-cell office:value-type="string">
            <text:p>damageModifier-electric</text:p>
          </table:table-cell>
          <table:table-cell office:value-type="string">
            <text:p>painImmune</text:p>
          </table:table-cell>
          <table:table-cell office:value-type="string">
            <text:p>fearImmune</text:p>
          </table:table-cell>
        </table:table-row>
        <table:table-row table:style-name="ro1">
          <table:table-cell office:value-type="string">
            <text:p>STR_NONE_UC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,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1.3">
            <text:p>1,3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4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PERSONAL_ARMOR_UC</text:p>
          </table:table-cell>
          <table:table-cell table:number-columns-repeated="4"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9"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PREDATOR_ARMOR_BLUE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,2</text:p>
          </table:table-cell>
          <table:table-cell table:number-columns-repeated="9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PREDATOR_ARMOR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,2</text:p>
          </table:table-cell>
          <table:table-cell table:number-columns-repeated="9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WARDEN_ARMOR_BLACK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WARDEN_ARMOR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WARDEN_ARMOR_WHITE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PSI_ARMOR_BLUE_UC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0.1">
            <text:p>0,1</text:p>
          </table:table-cell>
          <table:table-cell table:number-columns-repeated="6"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SKY_STRIKE_ARMOR_BLUE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table:number-columns-repeated="1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SKY_STRIKE_ARMOR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table:number-columns-repeated="1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GREMLIN_ARMOR</text:p>
          </table:table-cell>
          <table:table-cell office:value-type="float" office:value="34">
            <text:p>34</text:p>
          </table:table-cell>
          <table:table-cell table:number-columns-repeated="3" office:value-type="float" office:value="33">
            <text:p>33</text:p>
          </table:table-cell>
          <table:table-cell office:value-type="float" office:value="0.1">
            <text:p>0,1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,4</text:p>
          </table:table-cell>
          <table:table-cell table:number-columns-repeated="3"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1.4">
            <text:p>1,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IMIC_ARMOR</text:p>
          </table:table-cell>
          <table:table-cell table:number-columns-repeated="4" office:value-type="float" office:value="12">
            <text:p>12</text:p>
          </table:table-cell>
          <table:table-cell office:value-type="float" office:value="0.1">
            <text:p>0,1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URPRISE_M_ARMOR</text:p>
          </table:table-cell>
          <table:table-cell table:number-columns-repeated="4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1.6">
            <text:p>1,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ECTOID_ARMOR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ECTOID_ARMOR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1.6">
            <text:p>1,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true</text:p>
          </table:table-cell>
        </table:table-row>
        <table:table-row table:style-name="ro1">
          <table:table-cell office:value-type="string">
            <text:p>THIN_MAN_ARMOR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HRYSSALID_ARMOR</text:p>
          </table:table-cell>
          <table:table-cell table:number-columns-repeated="4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ZOMBIE_ARMOR</text:p>
          </table:table-cell>
          <table:table-cell table:number-columns-repeated="4" office:value-type="float" office:value="4">
            <text:p>4</text:p>
          </table:table-cell>
          <table:table-cell office:value-type="float" office:value="0.1">
            <text:p>0,1</text:p>
          </table:table-cell>
          <table:table-cell table:number-columns-repeated="4"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FLOATER_ARMOR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NAKEMAN_ARMOR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5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OUTSIDER_ARMO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1">
            <text:p>0,1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UTON_ARMOR0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UTON_BERSERKER_ARMOR</text:p>
          </table:table-cell>
          <table:table-cell table:number-columns-repeated="3"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8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YBERDISC_ARMOR</text:p>
          </table:table-cell>
          <table:table-cell table:number-columns-repeated="3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2" office:value-type="string">
            <text:p>true</text:p>
          </table:table-cell>
        </table:table-row>
        <table:table-row table:style-name="ro1">
          <table:table-cell office:value-type="string">
            <text:p>STR_ANDROMEDON_SUIT_UC</text:p>
          </table:table-cell>
          <table:table-cell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ANDROMEDON_SHELL_SUIT_UC</text:p>
          </table:table-cell>
          <table:table-cell table:number-columns-repeated="4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table:number-columns-repeated="4" office:value-type="float" office:value="0">
            <text:p>0</text:p>
          </table:table-cell>
          <table:table-cell office:value-type="float" office:value="1.3">
            <text:p>1,3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MUTON_ELITE_ARMOR</text:p>
          </table:table-cell>
          <table:table-cell table:number-columns-repeated="3" office:value-type="float" office:value="30">
            <text:p>30</text:p>
          </table:table-cell>
          <table:table-cell office:value-type="float" office:value="22">
            <text:p>22</text:p>
          </table:table-cell>
          <table:table-cell table:number-columns-repeated="8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ETHEREAL_ARMOR0</text:p>
          </table:table-cell>
          <table:table-cell table:number-columns-repeated="4" office:value-type="float" office:value="20">
            <text:p>20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ETHEREAL_ARMOR1</text:p>
          </table:table-cell>
          <table:table-cell table:number-columns-repeated="4" office:value-type="float" office:value="30">
            <text:p>30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string">
            <text:p>true</text:p>
          </table:table-cell>
        </table:table-row>
        <table:table-row table:style-name="ro1">
          <table:table-cell office:value-type="string">
            <text:p>STR_DRONE_ARMOR</text:p>
          </table:table-cell>
          <table:table-cell table:number-columns-repeated="4" office:value-type="float" office:value="3">
            <text:p>3</text:p>
          </table:table-cell>
          <table:table-cell office:value-type="float" office:value="0.3">
            <text:p>0,3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,3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SECTOPOD_ARMOR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4" office:value-type="float" office:value="0.5">
            <text:p>0,5</text:p>
          </table:table-cell>
          <table:table-cell office:value-type="float" office:value="0.6">
            <text:p>0,6</text:p>
          </table:table-cell>
          <table:table-cell table:number-columns-repeated="4"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true</text:p>
          </table:table-cell>
        </table:table-row>
      </table:table>
      <table:table table:name="CSV_Units" table:style-name="ta1">
        <table:table-column table:style-name="co1" table:number-columns-repeated="15" table:default-cell-style-name="Default"/>
        <table:table-row table:style-name="ro2">
          <table:table-cell office:value-type="string">
            <text:p>type</text:p>
          </table:table-cell>
          <table:table-cell office:value-type="string">
            <text:p>value</text:p>
          </table:table-cell>
          <table:table-cell office:value-type="string">
            <text:p>intelligence</text:p>
          </table:table-cell>
          <table:table-cell office:value-type="string">
            <text:p>aggression</text:p>
          </table:table-cell>
          <table:table-cell office:value-type="string">
            <text:p>stats.tu</text:p>
          </table:table-cell>
          <table:table-cell office:value-type="string">
            <text:p>stats.health</text:p>
          </table:table-cell>
          <table:table-cell office:value-type="string">
            <text:p>stats.stamina</text:p>
          </table:table-cell>
          <table:table-cell office:value-type="string">
            <text:p>stats.bravery</text:p>
          </table:table-cell>
          <table:table-cell office:value-type="string">
            <text:p>stats.reactions</text:p>
          </table:table-cell>
          <table:table-cell office:value-type="string">
            <text:p>stats.firing</text:p>
          </table:table-cell>
          <table:table-cell office:value-type="string">
            <text:p>stats.throwing</text:p>
          </table:table-cell>
          <table:table-cell office:value-type="string">
            <text:p>stats.strength</text:p>
          </table:table-cell>
          <table:table-cell office:value-type="string">
            <text:p>stats.melee</text:p>
          </table:table-cell>
          <table:table-cell office:value-type="string">
            <text:p>stats.psiStrength</text:p>
          </table:table-cell>
          <table:table-cell office:value-type="string">
            <text:p>stats.psiSkill</text:p>
          </table:table-cell>
        </table:table-row>
        <table:table-row table:style-name="ro1">
          <table:table-cell office:value-type="string">
            <text:p>STR_SOLDIER_MIMIC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LE_SURPRISE_A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EMALE_SURPRISE_A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GREMLIN</text:p>
          </table:table-cell>
          <table:table-cell office:value-type="float" office:value="16">
            <text:p>16</text:p>
          </table:table-cell>
          <table:table-cell table:number-columns-repeated="2"/>
          <table:table-cell table:number-columns-repeated="2"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30">
            <text:p>30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ECTOID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ECTOID_COMMANDER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TR_THIN_MA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FLOATER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CHRYSSALID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NAKEMAN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2"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CYBERDISC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MUTON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MUTON_BERSERKER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  <table:table-cell office:value-type="float" office:value="255">
            <text:p>255</text:p>
          </table:table-cell>
          <table:table-cell office:value-type="float" office:value="80">
            <text:p>80</text:p>
          </table:table-cell>
          <table:table-cell table:number-columns-repeated="2"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MUTON_ELITE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float" office:value="120">
            <text:p>120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table:number-columns-repeated="2"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ANDROMEDON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ANDROMEDON_SHELL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ETHEREAL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STR_ETHEREAL_LEADER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OUTSIDER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DRONE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number-columns-repeated="2"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ECTOPOD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80">
            <text:p>28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ZOMBIE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</table:table>
      <table:table table:name="CSV_Research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cost</text:p>
          </table:table-cell>
          <table:table-cell office:value-type="string">
            <text:p>points</text:p>
          </table:table-cell>
        </table:table-row>
        <table:table-row table:style-name="ro1">
          <table:table-cell office:value-type="string">
            <text:p>STR_INTRO_ENGINEER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R_INTRO_SCIEN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R_SECTOID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THIN_MAN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THIN_MAN_CORPSE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FLOA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MUTO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ETHEREA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XCOM_ARCHIVES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XCOM_ARCHIVES_FOLDER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R_XCOM_ARCHIVES_FOLDER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R_XCOM_ARCHIVES_FOLDER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R_XCOM_ARCHIVES_FOLDER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R_BASIC_DEPLOYMENT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ADVANCED_DEPLOYMENT1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FULL_DEPLOYMENT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XENO_BIOLOGY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SKULLJACK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OUTSIDER_SHARD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TR_HYPERWAVE_BEACON</text:p>
          </table:table-cell>
          <table:table-cell office:value-type="float" office:value="210">
            <text:p>21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TR_ETHEREAL_DEVICE</text:p>
          </table:table-cell>
          <table:table-cell office:value-type="float" office:value="280">
            <text:p>28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TR_PSI_LAB</text:p>
          </table:table-cell>
          <table:table-cell office:value-type="float" office:value="230">
            <text:p>23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R_ACTIVATE_ETHEREAL_DEVICE</text:p>
          </table:table-cell>
          <table:table-cell office:value-type="float" office:value="420">
            <text:p>4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GRAV_SHIELD</text:p>
          </table:table-cell>
          <table:table-cell office:value-type="float" office:value="330">
            <text:p>33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R_MOTION_SCANNER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NANOSCALE_VEST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PROXIMITY_GRENADE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EXPERIMENTAL_ARMOR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INCENDIARY_GRENADE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ALIEN_GRENADE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NANO_MEDI_KIT</text:p>
          </table:table-cell>
          <table:table-cell office:value-type="float" office:value="190">
            <text:p>19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R_PERSONAL_MIND_SHIELD</text:p>
          </table:table-cell>
          <table:table-cell office:value-type="float" office:value="190">
            <text:p>19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R_ALIEN_PSI_AMP</text:p>
          </table:table-cell>
          <table:table-cell office:value-type="float" office:value="320">
            <text:p>32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SECTOID_CORPSE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FLOATER_CORPSE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SNAKEMAN_CORPSE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ETHEREAL_CORPSE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MUTON_CORPSE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CHRYSSALID_CORPSE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CYBERDISC_CORPSE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SECTOPOD_CORPSE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SECTOID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SNAKEMAN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ETHEREAL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MUTON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FLOATER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CHRYSSALID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REAPER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SECTOPOD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CYBERDISC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DRONE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THIN_MAN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BERSERKER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MUTON_ELITE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ANDROMEDON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OUTSIDER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THIN_MAN_CORPSE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BERSERKER_CORPSE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MUTON_ELITE_CORPSE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ANDROMEDON_CORPSE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OUTSIDER_CORPSE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DRONE_CORPSE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SECTOID_COMMANDER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SECTOID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FLOATER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SNAKEMAN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ETHEREAL_LEADER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ETHEREAL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MUTON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CHRYSSALID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CYBERDISC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SECTOPOD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THIN_MAN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OUTSIDER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BERSERKER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MUTON_ELITE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PREDATOR_ARMOR</text:p>
          </table:table-cell>
          <table:table-cell office:value-type="float" office:value="180">
            <text:p>18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WARDEN_ARMOR</text:p>
          </table:table-cell>
          <table:table-cell office:value-type="float" office:value="330">
            <text:p>33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PSI_ARMOR</text:p>
          </table:table-cell>
          <table:table-cell office:value-type="float" office:value="420">
            <text:p>42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SKY_STRIKE_ARMOR</text:p>
          </table:table-cell>
          <table:table-cell office:value-type="float" office:value="420">
            <text:p>42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LASER_PISTOL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LASER_RIFLE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LASER_WEAPONS</text:p>
          </table:table-cell>
          <table:table-cell office:value-type="float" office:value="250">
            <text:p>25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LASER_SHOTGUN</text:p>
          </table:table-cell>
          <table:table-cell office:value-type="float" office:value="280">
            <text:p>28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TR_LASER_SNIPER_RIFLE</text:p>
          </table:table-cell>
          <table:table-cell office:value-type="float" office:value="280">
            <text:p>28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TR_XCOM_HEAVY_LASER</text:p>
          </table:table-cell>
          <table:table-cell office:value-type="float" office:value="330">
            <text:p>33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TR_LASER_CANNON</text:p>
          </table:table-cell>
          <table:table-cell office:value-type="float" office:value="420">
            <text:p>42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TR_HEAVY_PLASMA</text:p>
          </table:table-cell>
          <table:table-cell office:value-type="float" office:value="480">
            <text:p>48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TR_HEAVY_PLASMA_CLIP</text:p>
          </table:table-cell>
          <table:table-cell office:value-type="float" office:value="400">
            <text:p>40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TR_PLASMA_RIFLE</text:p>
          </table:table-cell>
          <table:table-cell office:value-type="float" office:value="450">
            <text:p>45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R_PLASMA_RIFLE_CLIP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TR_PLASMA_PISTOL</text:p>
          </table:table-cell>
          <table:table-cell office:value-type="float" office:value="450">
            <text:p>45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PLASMA_PISTOL_CLIP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R_PLASMA_WEAPONS</text:p>
          </table:table-cell>
          <table:table-cell office:value-type="float" office:value="400">
            <text:p>40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STR_PLASMA_SHOTGUN</text:p>
          </table:table-cell>
          <table:table-cell office:value-type="float" office:value="450">
            <text:p>45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STR_PLASMA_SNIPER_RIFLE</text:p>
          </table:table-cell>
          <table:table-cell office:value-type="float" office:value="450">
            <text:p>45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STR_XCOM_HEAVY_PLASMA</text:p>
          </table:table-cell>
          <table:table-cell office:value-type="float" office:value="450">
            <text:p>45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STR_ELERIUM_115</text:p>
          </table:table-cell>
          <table:table-cell office:value-type="float" office:value="500">
            <text:p>5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TR_UFO_POWER_SOURCE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TR_UFO_NAVIGATION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TR_ALIEN_ALLOYS</text:p>
          </table:table-cell>
          <table:table-cell office:value-type="float" office:value="220">
            <text:p>22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TR_ALIEN_WEAPON_USAGE</text:p>
          </table:table-cell>
          <table:table-cell office:value-type="float" office:value="999">
            <text:p>999</text:p>
          </table:table-cell>
          <table:table-cell office:value-type="float" office:value="10">
            <text:p>10</text:p>
          </table:table-cell>
        </table:table-row>
      </table:table>
      <table:table table:name="CSV_Manufacture" table:style-name="ta1" table:print="false">
        <table:table-column table:style-name="co3" table:default-cell-style-name="Default"/>
        <table:table-column table:style-name="co1" table:number-columns-repeated="3" table:default-cell-style-name="Default"/>
        <table:table-row table:style-name="ro2">
          <table:table-cell office:value-type="string">
            <text:p>type</text:p>
          </table:table-cell>
          <table:table-cell office:value-type="string">
            <text:p>space</text:p>
          </table:table-cell>
          <table:table-cell office:value-type="string">
            <text:p>time</text:p>
          </table:table-cell>
          <table:table-cell office:value-type="string">
            <text:p>cost</text:p>
          </table:table-cell>
        </table:table-row>
        <table:table-row table:style-name="ro1">
          <table:table-cell office:value-type="string">
            <text:p>STR_XCOM_LASER_PISTOL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STR_XCOM_LASER_RIFLE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STR_LASER_SHOTGUN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LASER_SNIPER_RIFLE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XCOM_HEAVY_LASER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00">
            <text:p>4200</text:p>
          </table:table-cell>
        </table:table-row>
        <table:table-row table:style-name="ro1">
          <table:table-cell office:value-type="string">
            <text:p>STR_XCOM_PLASMA_PISTOL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7500">
            <text:p>7500</text:p>
          </table:table-cell>
        </table:table-row>
        <table:table-row table:style-name="ro1">
          <table:table-cell office:value-type="string">
            <text:p>STR_XCOM_PLASMA_PISTOL_CLIP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STR_XCOM_PLASMA_RIFLE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9000">
            <text:p>9000</text:p>
          </table:table-cell>
        </table:table-row>
        <table:table-row table:style-name="ro1">
          <table:table-cell office:value-type="string">
            <text:p>STR_XCOM_PLASMA_RIFLE_CLIP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STR_PLASMA_SHOTGUN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STR_PLASMA_SHOTGUN_AMMO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STR_PLASMA_SNIPER_RIFLE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STR_PLASMA_SNIPER_RIFLE_CLIP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STR_XCOM_HEAVY_PLASMA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1000">
            <text:p>11000</text:p>
          </table:table-cell>
        </table:table-row>
        <table:table-row table:style-name="ro1">
          <table:table-cell office:value-type="string">
            <text:p>STR_XCOM_HEAVY_PLASMA_CLIP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STR_SCOPE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STR_MEDI_KIT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STR_NANO_MEDI_KIT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string">
            <text:p>STR_NANOSCALE_VEST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STR_ALIEN_PSI_AMP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00">
            <text:p>3400</text:p>
          </table:table-cell>
        </table:table-row>
        <table:table-row table:style-name="ro1">
          <table:table-cell office:value-type="string">
            <text:p>STR_SKULLJACK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STR_SKELETON_KEY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STR_PSI_AMP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THIN_MAN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ANDROMEDON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CYBERDISC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MUTON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BERSERKER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ETHEREAL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CHRYSSALID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MUTON_ELITE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DRONE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SECTOPOD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EXPERIMENTAL_ARMOR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string">
            <text:p>STR_SKY_STRIKE_ARMOR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9000">
            <text:p>9000</text:p>
          </table:table-cell>
        </table:table-row>
      </table:table>
      <table:table table:name="CSV_Items" table:style-name="ta1">
        <office:forms form:automatic-focus="false" form:apply-design-mode="false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2">
          <table:table-cell office:value-type="string">
            <text:p>type</text:p>
          </table:table-cell>
          <table:table-cell office:value-type="string">
            <text:p>power</text:p>
          </table:table-cell>
          <table:table-cell office:value-type="string">
            <text:p>costBuy</text:p>
          </table:table-cell>
          <table:table-cell office:value-type="string">
            <text:p>costSell</text:p>
          </table:table-cell>
          <table:table-cell office:value-type="string">
            <text:p>tags.CRIT_CHANCE</text:p>
          </table:table-cell>
          <table:table-cell office:value-type="string">
            <text:p>tags.CRIT_DAMAGE</text:p>
          </table:table-cell>
          <table:table-cell office:value-type="string">
            <text:p>tags.RUPTURE_DAMAGE</text:p>
          </table:table-cell>
          <table:table-cell office:value-type="string">
            <text:p>tags.SHREDDER_DAMAGE</text:p>
          </table:table-cell>
          <table:table-cell office:value-type="string">
            <text:p>damageAlter.ToArmor</text:p>
          </table:table-cell>
          <table:table-cell office:value-type="string">
            <text:p>damageAlter.ToArmorPre</text:p>
          </table:table-cell>
          <table:table-cell office:value-type="string">
            <text:p>damageAlter.ArmorEffectiveness</text:p>
          </table:table-cell>
        </table:table-row>
        <table:table-row table:style-name="ro1">
          <table:table-cell office:value-type="string">
            <text:p>STR_ALIEN_ALLOYS</text:p>
          </table:table-cell>
          <table:table-cell table:number-columns-repeated="2"/>
          <table:table-cell office:value-type="float" office:value="85">
            <text:p>85</text:p>
          </table:table-cell>
          <table:table-cell table:number-columns-repeated="7"/>
        </table:table-row>
        <table:table-row table:style-name="ro1">
          <table:table-cell office:value-type="string">
            <text:p>STR_ELERIUM_115</text:p>
          </table:table-cell>
          <table:table-cell table:number-columns-repeated="2"/>
          <table:table-cell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UFO_NAVIGATION</text:p>
          </table:table-cell>
          <table:table-cell table:number-columns-repeated="2"/>
          <table:table-cell office:value-type="float" office:value="1350">
            <text:p>1350</text:p>
          </table:table-cell>
          <table:table-cell table:number-columns-repeated="7"/>
        </table:table-row>
        <table:table-row table:style-name="ro1">
          <table:table-cell office:value-type="string">
            <text:p>STR_UFO_POWER_SOURCE</text:p>
          </table:table-cell>
          <table:table-cell table:number-columns-repeated="2"/>
          <table:table-cell office:value-type="float" office:value="2200">
            <text:p>22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STUN_ROD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SWORD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R_PISTOL</text:p>
          </table:table-cell>
          <table:table-cell/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STR_PISTOL_CLIP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RIFLE</text:p>
          </table:table-cell>
          <table:table-cell/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STR_RIFLE_CLIP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STR_SHOTGUN</text:p>
          </table:table-cell>
          <table:table-cell/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STR_SHOTGUN_AMMO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.2">
            <text:p>0,2</text:p>
          </table:table-cell>
        </table:table-row>
        <table:table-row table:style-name="ro1">
          <table:table-cell office:value-type="string">
            <text:p>STR_SNIPER_RIFLE</text:p>
          </table:table-cell>
          <table:table-cell/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STR_SNIPER_RIFLE_CLIP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HEAVY_CANNON</text:p>
          </table:table-cell>
          <table:table-cell/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STR_HEAVY_CANNON_CLIP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 office:value-type="float" office:value="0.2">
            <text:p>0,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LASER_PISTOL</text:p>
          </table:table-cell>
          <table:table-cell office:value-type="float" office:value="20">
            <text:p>20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LASER_RIFLE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HEAVY_LAS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LASER_SWORD</text:p>
          </table:table-cell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STR_XCOM_LASER_PISTOL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XCOM_LASER_RIF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STR_LASER_SHOTGUN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2">
            <text:p>0,2</text:p>
          </table:table-cell>
        </table:table-row>
        <table:table-row table:style-name="ro1">
          <table:table-cell office:value-type="string">
            <text:p>STR_LASER_SNIPER_RIFLE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XCOM_HEAVY_LASER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PLASMA_SWORD</text:p>
          </table:table-cell>
          <table:table-cell office:value-type="float" office:value="60">
            <text:p>6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R_PLASMA_PISTOL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PLASMA_PISTOL_CLIP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PLASMA_RIFL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PLASMA_RIFLE_CLIP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HEAVY_PLASMA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HEAVY_PLASMA_CLIP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XCOM_PLASMA_PISTOL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STR_XCOM_PLASMA_PISTOL_CLIP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XCOM_PLASMA_RIFLE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STR_XCOM_PLASMA_RIFLE_CLIP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STR_PLASMA_SHOTGUN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R_PLASMA_SHOTGUN_AMMO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.2">
            <text:p>0,2</text:p>
          </table:table-cell>
        </table:table-row>
        <table:table-row table:style-name="ro1">
          <table:table-cell office:value-type="string">
            <text:p>STR_PLASMA_SNIPER_RIF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STR_PLASMA_SNIPER_RIFLE_CLIP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XCOM_HEAVY_PLASMA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STR_XCOM_HEAVY_PLASMA_CLIP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0.1">
            <text:p>0,1</text:p>
          </table:table-cell>
          <table:table-cell office:value-type="float" office:value="0.33">
            <text:p>0,33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MEDI_KIT</text:p>
          </table:table-cell>
          <table:table-cell/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table:number-columns-repeated="7"/>
        </table:table-row>
        <table:table-row table:style-name="ro1">
          <table:table-cell office:value-type="string">
            <text:p>STR_NANO_MEDI_KIT</text:p>
          </table:table-cell>
          <table:table-cell/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table:number-columns-repeated="7"/>
        </table:table-row>
        <table:table-row table:style-name="ro1">
          <table:table-cell office:value-type="string">
            <text:p>STR_GAS_GRENAD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GRENADE</text:p>
          </table:table-cell>
          <table:table-cell office:value-type="float" office:value="30">
            <text:p>3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33">
            <text:p>0,33</text:p>
          </table:table-cell>
          <table:table-cell/>
        </table:table-row>
        <table:table-row table:style-name="ro1">
          <table:table-cell office:value-type="string">
            <text:p>STR_ELECTRO_FLARE</text:p>
          </table:table-cell>
          <table:table-cell/>
          <table:table-cell office:value-type="float" office:value="300">
            <text:p>300</text:p>
          </table:table-cell>
          <table:table-cell office:value-type="float" office:value="230">
            <text:p>230</text:p>
          </table:table-cell>
          <table:table-cell table:number-columns-repeated="7"/>
        </table:table-row>
        <table:table-row table:style-name="ro1">
          <table:table-cell office:value-type="string">
            <text:p>STR_PROXIMITY_GRENADE</text:p>
          </table:table-cell>
          <table:table-cell office:value-type="float" office:value="40">
            <text:p>40</text:p>
          </table:table-cell>
          <table:table-cell office:value-type="float" office:value="850">
            <text:p>850</text:p>
          </table:table-cell>
          <table:table-cell office:value-type="float" office:value="750">
            <text:p>75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/>
        </table:table-row>
        <table:table-row table:style-name="ro1">
          <table:table-cell office:value-type="string">
            <text:p>STR_ACID_GRENAD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EMP_GRENAD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FLASHBANG_GRENAD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FREEZE_GRENAD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ALIEN_GRENADE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/>
        </table:table-row>
        <table:table-row table:style-name="ro1">
          <table:table-cell office:value-type="string">
            <text:p>STR_HAZMAT_VEST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7"/>
        </table:table-row>
        <table:table-row table:style-name="ro1">
          <table:table-cell office:value-type="string">
            <text:p>STR_HELLWEAVE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7"/>
        </table:table-row>
        <table:table-row table:style-name="ro1">
          <table:table-cell office:value-type="string">
            <text:p>STR_STASIS_VEST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7"/>
        </table:table-row>
        <table:table-row table:style-name="ro1">
          <table:table-cell office:value-type="string">
            <text:p>STR_PLATED_VEST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7"/>
        </table:table-row>
        <table:table-row table:style-name="ro1">
          <table:table-cell office:value-type="string">
            <text:p>STR_NANOSCALE_VEST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7"/>
        </table:table-row>
        <table:table-row table:style-name="ro1">
          <table:table-cell office:value-type="string">
            <text:p>STR_SCOPE</text:p>
          </table:table-cell>
          <table:table-cell/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number-columns-repeated="7"/>
        </table:table-row>
        <table:table-row table:style-name="ro1">
          <table:table-cell office:value-type="string">
            <text:p>STR_PSI_AMP</text:p>
          </table:table-cell>
          <table:table-cell office:value-type="float" office:value="100">
            <text:p>100</text:p>
          </table:table-cell>
          <table:table-cell office:value-type="float" office:value="3500">
            <text:p>3500</text:p>
          </table:table-cell>
          <table:table-cell office:value-type="float" office:value="1980">
            <text:p>198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ALIEN_PSI_AMP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1200">
            <text:p>1120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MIND_PROBE</text:p>
          </table:table-cell>
          <table:table-cell/>
          <table:table-cell office:value-type="float" office:value="5000">
            <text:p>5000</text:p>
          </table:table-cell>
          <table:table-cell office:value-type="float" office:value="450">
            <text:p>450</text:p>
          </table:table-cell>
          <table:table-cell table:number-columns-repeated="7"/>
        </table:table-row>
        <table:table-row table:style-name="ro1">
          <table:table-cell office:value-type="string">
            <text:p>STR_MOTION_SCANNER</text:p>
          </table:table-cell>
          <table:table-cell/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7"/>
        </table:table-row>
        <table:table-row table:style-name="ro1">
          <table:table-cell office:value-type="string">
            <text:p>STR_PERSONAL_MIND_SHIELD</text:p>
          </table:table-cell>
          <table:table-cell/>
          <table:table-cell office:value-type="float" office:value="8500">
            <text:p>8500</text:p>
          </table:table-cell>
          <table:table-cell office:value-type="float" office:value="7500">
            <text:p>7500</text:p>
          </table:table-cell>
          <table:table-cell table:number-columns-repeated="7"/>
        </table:table-row>
        <table:table-row table:style-name="ro1">
          <table:table-cell office:value-type="string">
            <text:p>STR_MIMIC_BEACON</text:p>
          </table:table-cell>
          <table:table-cell/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table:number-columns-repeated="7"/>
        </table:table-row>
        <table:table-row table:style-name="ro1">
          <table:table-cell office:value-type="string">
            <text:p>STR_SMOKE_GRENADE</text:p>
          </table:table-cell>
          <table:table-cell/>
          <table:table-cell office:value-type="float" office:value="800">
            <text:p>800</text:p>
          </table:table-cell>
          <table:table-cell office:value-type="float" office:value="650">
            <text:p>650</text:p>
          </table:table-cell>
          <table:table-cell table:number-columns-repeated="7"/>
        </table:table-row>
        <table:table-row table:style-name="ro1">
          <table:table-cell office:value-type="string">
            <text:p>STR_BLUESCREEN_ROUNDS</text:p>
          </table:table-cell>
          <table:table-cell/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PERSONAL_ARMOR</text:p>
          </table:table-cell>
          <table:table-cell/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STR_PREDATOR_ARMOR</text:p>
          </table:table-cell>
          <table:table-cell/>
          <table:table-cell office:value-type="float" office:value="2500">
            <text:p>2500</text:p>
          </table:table-cell>
          <table:table-cell office:value-type="float" office:value="2000">
            <text:p>2000</text:p>
          </table:table-cell>
          <table:table-cell table:number-columns-repeated="7"/>
        </table:table-row>
        <table:table-row table:style-name="ro1">
          <table:table-cell office:value-type="string">
            <text:p>STR_SKY_STRIKE_ARMOR</text:p>
          </table:table-cell>
          <table:table-cell/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  <table:table-cell table:number-columns-repeated="7"/>
        </table:table-row>
        <table:table-row table:style-name="ro1">
          <table:table-cell office:value-type="string">
            <text:p>STR_WARDEN_ARMOR</text:p>
          </table:table-cell>
          <table:table-cell/>
          <table:table-cell office:value-type="float" office:value="7500">
            <text:p>7500</text:p>
          </table:table-cell>
          <table:table-cell office:value-type="float" office:value="6200">
            <text:p>6200</text:p>
          </table:table-cell>
          <table:table-cell table:number-columns-repeated="7"/>
        </table:table-row>
        <table:table-row table:style-name="ro1">
          <table:table-cell office:value-type="string">
            <text:p>STR_PSI_ARMOR</text:p>
          </table:table-cell>
          <table:table-cell/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CANNON</text:p>
          </table:table-cell>
          <table:table-cell/>
          <table:table-cell office:value-type="float" office:value="550">
            <text:p>550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1">
          <table:table-cell office:value-type="string">
            <text:p>STR_CANNON_ROUNDS_X50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string">
            <text:p>STR_STINGRAY_LAUNCHER</text:p>
          </table:table-cell>
          <table:table-cell/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  <table:table-cell table:number-columns-repeated="7"/>
        </table:table-row>
        <table:table-row table:style-name="ro1">
          <table:table-cell office:value-type="string">
            <text:p>STR_STINGRAY_MISSILES</text:p>
          </table:table-cell>
          <table:table-cell/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STR_AVALANCHE_LAUNCHER</text:p>
          </table:table-cell>
          <table:table-cell/>
          <table:table-cell office:value-type="float" office:value="800">
            <text:p>800</text:p>
          </table:table-cell>
          <table:table-cell office:value-type="float" office:value="400">
            <text:p>400</text:p>
          </table:table-cell>
          <table:table-cell table:number-columns-repeated="7"/>
        </table:table-row>
        <table:table-row table:style-name="ro1">
          <table:table-cell office:value-type="string">
            <text:p>STR_AVALANCHE_MISSILES</text:p>
          </table:table-cell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STR_LASER_CANNON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FUSION_BALL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FUSION_BALL_LAUNCH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PLASMA_BEAM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GREMLIN</text:p>
          </table:table-cell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8800">
            <text:p>8800</text:p>
          </table:table-cell>
          <table:table-cell table:number-columns-repeated="6"/>
          <table:table-cell office:value-type="float" office:value="0.2">
            <text:p>0,2</text:p>
          </table:table-cell>
        </table:table-row>
        <table:table-row table:style-name="ro1">
          <table:table-cell office:value-type="string">
            <text:p>STR_GREMLIN_CORPSE</text:p>
          </table:table-cell>
          <table:table-cell table:number-columns-repeated="10"/>
        </table:table-row>
        <table:table-row table:style-name="ro1">
          <table:table-cell office:value-type="string">
            <text:p>STR_SECTOID_CORPSE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STR_THIN_MAN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THIN_MAN_CORPSE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STR_MUTON_BERSERK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MUTON_BERSERKER_CORPSE</text:p>
          </table:table-cell>
          <table:table-cell table:number-columns-repeated="2"/>
          <table:table-cell office:value-type="float" office:value="350">
            <text:p>350</text:p>
          </table:table-cell>
          <table:table-cell table:number-columns-repeated="7"/>
        </table:table-row>
        <table:table-row table:style-name="ro1">
          <table:table-cell office:value-type="string">
            <text:p>STR_MUTON_ELIT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MUTON_ELITE_CORPSE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7"/>
        </table:table-row>
        <table:table-row table:style-name="ro1">
          <table:table-cell office:value-type="string">
            <text:p>STR_ANDROMEDON_CORPSE</text:p>
          </table:table-cell>
          <table:table-cell table:number-columns-repeated="2"/>
          <table:table-cell office:value-type="float" office:value="250">
            <text:p>250</text:p>
          </table:table-cell>
          <table:table-cell table:number-columns-repeated="7"/>
        </table:table-row>
        <table:table-row table:style-name="ro1">
          <table:table-cell office:value-type="string">
            <text:p>STR_DRONE_CORPSE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7"/>
        </table:table-row>
        <table:table-row table:style-name="ro1">
          <table:table-cell office:value-type="string">
            <text:p>STR_OUTSID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OUTSIDER_CORPSE</text:p>
          </table:table-cell>
          <table:table-cell table:number-columns-repeated="2"/>
          <table:table-cell office:value-type="float" office:value="20000">
            <text:p>200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SKULLJACK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ETHEREAL_DEVICE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HYPERWAVE_BEACON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OUTSIDER_SHARD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SKELETON_KEY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XCOM_ARCHIVES_FOLDER1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STR_XCOM_ARCHIVES_FOLDER2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STR_XCOM_ARCHIVES_FOLDER3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STR_XCOM_ARCHIVES_FOLDER4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0">20.03.2020</text:date>, <text:time>18:4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8:02:59.086932</meta:creation-date>
    <dc:date>2020-03-20T18:45:18</dc:date>
    <meta:generator>OpenOffice/4.1.1$Unix OpenOffice.org_project/411m6$Build-9775</meta:generator>
    <meta:editing-cycles>6</meta:editing-cycles>
    <dc:creator>Felix Ruzzoli</dc:creator>
    <meta:editing-duration>PT41M58S</meta:editing-duration>
    <meta:document-statistic meta:table-count="5" meta:cell-count="1798" meta:object-count="0"/>
  </office:meta>
</office:document-meta>
</file>